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size="14pt" style:font-size-asian="14pt" style:font-size-complex="14pt"/>
    </style:style>
    <style:style style:name="P2" style:parent-style-name="Standaard" style:family="paragraph">
      <style:text-properties fo:font-size="14pt" style:font-size-asian="14pt" style:font-size-complex="14pt"/>
    </style:style>
    <style:style style:name="P3" style:parent-style-name="Standaard" style:family="paragraph">
      <style:text-properties style:text-underline-type="single" style:text-underline-style="solid" style:text-underline-width="auto" style:text-underline-mode="continuous"/>
    </style:style>
    <style:style style:name="T4" style:parent-style-name="Standaardalinea-lettertype" style:family="text">
      <style:text-properties style:text-position="super 63.6%"/>
    </style:style>
    <style:style style:name="T5" style:parent-style-name="Standaardalinea-lettertype" style:family="text">
      <style:text-properties style:text-position="super 63.6%"/>
    </style:style>
    <style:style style:name="P6" style:parent-style-name="Standaard" style:family="paragraph">
      <style:text-properties style:text-underline-type="single" style:text-underline-style="solid" style:text-underline-width="auto" style:text-underline-mode="continuous"/>
    </style:style>
    <style:style style:name="P7" style:parent-style-name="Standaard" style:family="paragraph">
      <style:text-properties style:text-underline-type="single" style:text-underline-style="solid" style:text-underline-width="auto" style:text-underline-mode="continuous"/>
    </style:style>
    <style:style style:name="P8" style:parent-style-name="Lijstalinea" style:list-style-name="LFO1" style:family="paragraph"/>
    <style:style style:name="TableColumn10" style:family="table-column">
      <style:table-column-properties style:column-width="1.859in"/>
    </style:style>
    <style:style style:name="TableColumn11" style:family="table-column">
      <style:table-column-properties style:column-width="1.7722in"/>
    </style:style>
    <style:style style:name="Table9" style:family="table">
      <style:table-properties style:width="3.6312in" fo:margin-left="0.5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Lijstalinea" style:family="paragraph">
      <style:paragraph-properties fo:margin-bottom="0in" fo:line-height="100%" fo:margin-left="0in">
        <style:tab-stops/>
      </style:paragraph-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Lijstalinea" style:family="paragraph">
      <style:paragraph-properties fo:margin-bottom="0in" fo:line-height="100%" fo:margin-left="0in">
        <style:tab-stops/>
      </style:paragraph-properties>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Lijstalinea" style:family="paragraph">
      <style:paragraph-properties fo:margin-bottom="0in" fo:line-height="100%" fo:margin-left="0in">
        <style:tab-stops/>
      </style:paragraph-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Lijstalinea" style:family="paragraph">
      <style:paragraph-properties fo:margin-bottom="0in" fo:line-height="100%" fo:margin-left="0in">
        <style:tab-stops/>
      </style:paragraph-properties>
    </style:style>
    <style:style style:name="TableColumn23" style:family="table-column">
      <style:table-column-properties style:column-width="2.9083in"/>
    </style:style>
    <style:style style:name="TableColumn24" style:family="table-column">
      <style:table-column-properties style:column-width="2.8527in"/>
    </style:style>
    <style:style style:name="Table22" style:family="table">
      <style:table-properties style:width="5.7611in" fo:margin-left="0.5in" table:align="lef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Lijstalinea" style:family="paragraph">
      <style:paragraph-properties fo:margin-bottom="0in" fo:line-height="100%" fo:margin-left="0in">
        <style:tab-stops/>
      </style:paragraph-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Lijstalinea" style:family="paragraph">
      <style:paragraph-properties fo:margin-bottom="0in" fo:line-height="100%" fo:margin-left="0in">
        <style:tab-stops/>
      </style:paragraph-properties>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Lijstalinea" style:family="paragraph">
      <style:paragraph-properties fo:margin-bottom="0in" fo:line-height="100%" fo:margin-left="0in">
        <style:tab-stops/>
      </style:paragraph-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Lijstalinea" style:family="paragraph">
      <style:paragraph-properties fo:margin-bottom="0in" fo:line-height="100%" fo:margin-left="0in">
        <style:tab-stops/>
      </style:paragraph-properties>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Lijstalinea" style:family="paragraph">
      <style:paragraph-properties fo:margin-bottom="0in" fo:line-height="100%" fo:margin-left="0in">
        <style:tab-stops/>
      </style:paragraph-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Lijstalinea" style:family="paragraph">
      <style:paragraph-properties fo:margin-bottom="0in" fo:line-height="100%" fo:margin-left="0in">
        <style:tab-stops/>
      </style:paragraph-propertie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Lijstalinea" style:family="paragraph">
      <style:paragraph-properties fo:margin-bottom="0in" fo:line-height="100%" fo:margin-left="0in">
        <style:tab-stops/>
      </style:paragraph-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Lijstalinea" style:family="paragraph">
      <style:paragraph-properties fo:margin-bottom="0in" fo:line-height="100%" fo:margin-left="0in">
        <style:tab-stops/>
      </style:paragraph-properties>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Lijstalinea" style:family="paragraph">
      <style:paragraph-properties fo:margin-bottom="0in" fo:line-height="100%" fo:margin-left="0in">
        <style:tab-stops/>
      </style:paragraph-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Lijstalinea" style:family="paragraph">
      <style:paragraph-properties fo:margin-bottom="0in" fo:line-height="100%" fo:margin-left="0in">
        <style:tab-stops/>
      </style:paragraph-properties>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Lijstalinea" style:family="paragraph">
      <style:paragraph-properties fo:margin-bottom="0in" fo:line-height="100%" fo:margin-left="0in">
        <style:tab-stops/>
      </style:paragraph-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Lijstalinea" style:family="paragraph">
      <style:paragraph-properties fo:margin-bottom="0in" fo:line-height="100%" fo:margin-left="0in">
        <style:tab-stops/>
      </style:paragraph-properties>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Lijstalinea" style:family="paragraph">
      <style:paragraph-properties fo:margin-bottom="0in" fo:line-height="100%" fo:margin-left="0in">
        <style:tab-stops/>
      </style:paragraph-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Lijstalinea" style:family="paragraph">
      <style:paragraph-properties fo:margin-bottom="0in" fo:line-height="100%" fo:margin-left="0in">
        <style:tab-stops/>
      </style:paragraph-properties>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Lijstalinea" style:family="paragraph">
      <style:paragraph-properties fo:margin-bottom="0in" fo:line-height="100%" fo:margin-left="0in">
        <style:tab-stops/>
      </style:paragraph-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Lijstalinea" style:family="paragraph">
      <style:paragraph-properties fo:margin-bottom="0in" fo:line-height="100%" fo:margin-left="0in">
        <style:tab-stops/>
      </style:paragraph-properties>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Lijstalinea" style:family="paragraph">
      <style:paragraph-properties fo:margin-bottom="0in" fo:line-height="100%" fo:margin-left="0in">
        <style:tab-stops/>
      </style:paragraph-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Lijstalinea" style:family="paragraph">
      <style:paragraph-properties fo:margin-bottom="0in" fo:line-height="100%" fo:margin-left="0in">
        <style:tab-stops/>
      </style:paragraph-properties>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Lijstalinea" style:family="paragraph">
      <style:paragraph-properties fo:margin-bottom="0in" fo:line-height="100%" fo:margin-left="0in">
        <style:tab-stops/>
      </style:paragraph-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Lijstalinea" style:family="paragraph">
      <style:paragraph-properties fo:margin-bottom="0in" fo:line-height="100%" fo:margin-left="0in">
        <style:tab-stops/>
      </style:paragraph-properties>
    </style:style>
    <style:style style:name="P75" style:parent-style-name="Lijstalinea" style:family="paragraph">
      <style:text-properties style:text-underline-type="single" style:text-underline-style="solid" style:text-underline-width="auto" style:text-underline-mode="continuous"/>
    </style:style>
    <style:style style:name="P76" style:parent-style-name="Lijstalinea" style:list-style-name="LFO1" style:family="paragraph"/>
    <style:style style:name="P77" style:parent-style-name="Lijstalinea" style:list-style-name="LFO2" style:family="paragraph"/>
    <style:style style:name="P78" style:parent-style-name="Lijstalinea" style:list-style-name="LFO2" style:family="paragraph"/>
    <style:style style:name="P79" style:parent-style-name="Lijstalinea" style:family="paragraph">
      <style:text-properties style:text-underline-type="single" style:text-underline-style="solid" style:text-underline-width="auto" style:text-underline-mode="continuous"/>
    </style:style>
    <style:style style:name="P80" style:parent-style-name="Lijstalinea" style:family="paragraph">
      <style:text-properties style:text-underline-type="single" style:text-underline-style="solid" style:text-underline-width="auto" style:text-underline-mode="continuous"/>
    </style:style>
    <style:style style:name="P81" style:parent-style-name="Lijstalinea" style:list-style-name="LFO1" style:family="paragraph"/>
    <style:style style:name="P82" style:parent-style-name="Lijstalinea" style:family="paragraph">
      <style:paragraph-properties fo:margin-left="0.75in">
        <style:tab-stops/>
      </style:paragraph-properties>
    </style:style>
    <style:style style:name="P83" style:parent-style-name="Lijstalinea" style:family="paragraph">
      <style:paragraph-properties fo:margin-left="0.75in">
        <style:tab-stops/>
      </style:paragraph-properties>
    </style:style>
    <style:style style:name="P84" style:parent-style-name="Lijstalinea" style:family="paragraph">
      <style:paragraph-properties fo:margin-left="0.75in">
        <style:tab-stops/>
      </style:paragraph-properties>
    </style:style>
    <style:style style:name="P85" style:parent-style-name="Lijstalinea" style:family="paragraph">
      <style:paragraph-properties fo:margin-left="0.75in">
        <style:tab-stops/>
      </style:paragraph-properties>
    </style:style>
    <style:style style:name="P86" style:parent-style-name="Lijstalinea" style:family="paragraph">
      <style:paragraph-properties fo:margin-left="0.75in">
        <style:tab-stops/>
      </style:paragraph-properties>
    </style:style>
    <style:style style:name="P87" style:parent-style-name="Lijstalinea" style:family="paragraph">
      <style:paragraph-properties fo:margin-left="0.75in">
        <style:tab-stops/>
      </style:paragraph-properties>
    </style:style>
    <style:style style:name="P88" style:parent-style-name="Lijstalinea" style:family="paragraph">
      <style:paragraph-properties fo:margin-left="0.75in">
        <style:tab-stops/>
      </style:paragraph-properties>
    </style:style>
    <style:style style:name="P89" style:parent-style-name="Lijstalinea" style:list-style-name="LFO2" style:family="paragraph"/>
    <style:style style:name="P90" style:parent-style-name="Lijstalinea" style:family="paragraph">
      <style:paragraph-properties fo:margin-left="0.75in">
        <style:tab-stops/>
      </style:paragraph-properties>
    </style:style>
    <style:style style:name="TableColumn92" style:family="table-column">
      <style:table-column-properties style:column-width="1.7076in"/>
    </style:style>
    <style:style style:name="TableColumn93" style:family="table-column">
      <style:table-column-properties style:column-width="1.7722in"/>
    </style:style>
    <style:style style:name="TableColumn94" style:family="table-column">
      <style:table-column-properties style:column-width="1.575in"/>
    </style:style>
    <style:style style:name="Table91" style:family="table">
      <style:table-properties style:width="5.0548in" fo:margin-left="0.75in" table:align="left"/>
    </style:style>
    <style:style style:name="TableRow95" style:family="table-row">
      <style:table-row-properties style:min-row-height="0.3888in"/>
    </style:style>
    <style:style style:name="TableCell96" style:family="table-cell">
      <style:table-cell-properties fo:border="0.0069in solid #000000" style:writing-mode="lr-tb" fo:padding-top="0in" fo:padding-left="0.075in" fo:padding-bottom="0in" fo:padding-right="0.075in"/>
    </style:style>
    <style:style style:name="P97" style:parent-style-name="Lijstalinea" style:family="paragraph">
      <style:paragraph-properties fo:margin-bottom="0in" fo:line-height="100%" fo:margin-left="0in">
        <style:tab-stops/>
      </style:paragraph-properties>
    </style:style>
    <style:style style:name="P98" style:parent-style-name="Lijstalinea" style:family="paragraph">
      <style:paragraph-properties fo:margin-bottom="0in" fo:line-height="100%" fo:margin-left="0in">
        <style:tab-stops/>
      </style:paragraph-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Lijstalinea" style:family="paragraph">
      <style:paragraph-properties fo:margin-bottom="0in" fo:line-height="100%" fo:margin-left="0in">
        <style:tab-stops/>
      </style:paragraph-properties>
    </style:style>
    <style:style style:name="P101" style:parent-style-name="Lijstalinea" style:family="paragraph">
      <style:paragraph-properties fo:margin-bottom="0in" fo:line-height="100%" fo:margin-left="0in">
        <style:tab-stops/>
      </style:paragraph-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Lijstalinea" style:family="paragraph">
      <style:paragraph-properties fo:margin-bottom="0in" fo:line-height="100%" fo:margin-left="0in">
        <style:tab-stops/>
      </style:paragraph-properties>
    </style:style>
    <style:style style:name="TableRow104" style:family="table-row">
      <style:table-row-properties style:min-row-height="0.2861in"/>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Lijstalinea" style:family="paragraph">
      <style:paragraph-properties fo:margin-bottom="0in" fo:line-height="100%" fo:margin-left="0in">
        <style:tab-stops/>
      </style:paragraph-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Lijstalinea" style:family="paragraph">
      <style:paragraph-properties fo:margin-bottom="0in" fo:line-height="100%" fo:margin-left="0in">
        <style:tab-stops/>
      </style:paragraph-properties>
    </style:style>
    <style:style style:name="P111" style:parent-style-name="Lijstalinea" style:family="paragraph">
      <style:paragraph-properties fo:margin-left="0.75in">
        <style:tab-stops/>
      </style:paragraph-properties>
    </style:style>
    <style:style style:name="P112" style:parent-style-name="Lijstalinea" style:family="paragraph">
      <style:paragraph-properties fo:margin-left="0.75in">
        <style:tab-stops/>
      </style:paragraph-properties>
    </style:style>
    <style:style style:name="P113" style:parent-style-name="Lijstalinea" style:list-style-name="LFO1" style:family="paragraph"/>
    <style:style style:name="P114" style:parent-style-name="Lijstalinea" style:list-style-name="LFO1" style:family="paragraph"/>
    <style:style style:name="P115" style:parent-style-name="Lijstalinea" style:list-style-name="LFO2" style:family="paragraph"/>
    <style:style style:name="P116" style:parent-style-name="Lijstalinea" style:list-style-name="LFO2" style:family="paragraph"/>
    <style:style style:name="P117" style:parent-style-name="Lijstalinea" style:family="paragraph">
      <style:paragraph-properties fo:margin-left="0.75in">
        <style:tab-stops/>
      </style:paragraph-properties>
    </style:style>
  </office:automatic-styles>
  <office:body>
    <office:text text:use-soft-page-breaks="true">
      <text:p text:style-name="P1">Paper Final Project</text:p>
      <text:p text:style-name="P2">Simon Mauquoi</text:p>
      <text:p text:style-name="Standaard"/>
      <text:p text:style-name="P3">Introduction to the data:</text:p>
      <text:p text:style-name="Standaard">The dataset regarding the United States Presidential Speeches is<text:s/>a vast and very informative dataset, usable in various research perspectives. The coverage ranges from the 30<text:span text:style-name="T4">th</text:span><text:s/>of April 1789 to the 25<text:span text:style-name="T5">th</text:span><text:s/>of September 2019 and includes dozens of presidents, their political affiliation, and a summary and complete transcript of their speeches.<text:s/>The possibilities that this data creates is impressive, it can for instance illustrate how different political parties have changed over time, or how the ideology and political topics of American politics in general have shifted. It can even demonstrate the underlying differences between speeches from a time of peace in relation to speeches from a time of war.<text:line-break/>It quickly becomes apparent that the dataset has a lot of potential, for this research however the part of interest is the political affiliation of the president of the basis of the speeches they gave. The classification is binary, either Democratic (0) or Republican (1).<text:s/>The importance of this research cannot be understated, predicting the political affiliation on a speech is essentially Natural Language Processing, a domain which is rapidly increasing in popularity and<text:s/>applicability.<text:s/>Analysing linguistic data, both textual and speech, and using it to predict other features is not easy but incredibly useful in the modernized, international world.</text:p>
      <text:p text:style-name="Standaard">The predictability of the results is rather challenging, but for it to be a successful algorithm it should at least predict the correct class in<text:s/>65% of the cases. Less would show that the algorithm is not really capable to predict the correct class and it would be too close to sheer luck in predicting correctly. A healthy and obtainable percentage regarding similar research in Natural Language Processing would be 70%, then it can be regarded as a successful model for the task.</text:p>
      <text:p text:style-name="P6"/>
      <text:p text:style-name="P7">Experiment:</text:p>
      <text:list text:style-name="LFO1" text:continue-numbering="true">
        <text:list-item>
          <text:p text:style-name="P8">Pre-processing<text:s/>(Pre-Processed Data.ipynb)</text:p>
        </text:list-item>
      </text:list>
      <text:p text:style-name="Lijstalinea">The data is available in different formats, considering the different approaches that are possible. There are different datasets for<text:s/>different time periods and there is also a condensed version of the full dataset which only contains the most essential information such as the president, party, and speeches.<text:s/>The primary format, containing all the information,<text:s/>is the most interesting one since it does contain a lot of metadata which can be of use at some point.<text:s/></text:p>
      <text:p text:style-name="Lijstalinea">Firstly, loading and inspecting the data is essential. Everything appears to be in order, however white spaces in the column names is not practical, so changing them is a good start. <text:s/>Then it is crucial to check whether the data is complete since there might be some NA data points present. The function .isnull() reveals that there is one row in the Transcript column where there is missing data, not<text:s/>problematic, but the Summary column misses 305 data point, almost a third of the entire data in that column. It makes sense that this column is dropped since it is not useful as a result. At the same time the URL column is left out, as well as the one missing data row in the Transcript column. Now the dataset is cleaned up, no more missing data nor<text:s/>impractical<text:s/>data lingering around.</text:p>
      <text:p text:style-name="Lijstalinea">Then the data in the Party column must be sorted and set to binary values<text:s/>to<text:s/>create a binary predictor. The function .value_counts() shows that there are multiple party affiliations in the<text:s/><text:soft-page-break/>data,<text:s/>but that the most prominent ones are Democratic and Republican. With the help of a specified list of the values of interest, only these 2 values are kept in and changed to binary values. The shape of the data frame has changed but the data is now prepared to be used in the design of the algorithms, as the graphic demonstrates. The division between Party members is not even, however the difference is not an issue. There is enough data regarding both values<text:s/>as shown in the following table:</text:p>
      <text:p text:style-name="Lijstalinea"><text:s/></text:p>
      <table:table table:style-name="Table9">
        <table:table-columns>
          <table:table-column table:style-name="TableColumn10"/>
          <table:table-column table:style-name="TableColumn11"/>
        </table:table-columns>
        <table:table-row table:style-name="TableRow12">
          <table:table-cell table:style-name="TableCell13">
            <text:p text:style-name="P14">Democrats (0)</text:p>
          </table:table-cell>
          <table:table-cell table:style-name="TableCell15">
            <text:p text:style-name="P16">478</text:p>
          </table:table-cell>
        </table:table-row>
        <table:table-row table:style-name="TableRow17">
          <table:table-cell table:style-name="TableCell18">
            <text:p text:style-name="P19">Republicans (1)</text:p>
          </table:table-cell>
          <table:table-cell table:style-name="TableCell20">
            <text:p text:style-name="P21">389</text:p>
          </table:table-cell>
        </table:table-row>
      </table:table>
      <text:p text:style-name="Lijstalinea"/>
      <text:p text:style-name="Lijstalinea">Another interesting aspect are the different Presidents included in the data, and how many speeches there are recorded per President. In total there are 34 Presidents accounted for, however the dispersion in data on speeches they made is not equal at all. The table below will show some of the most well-known American Presidents together with the number of speeches they have in the dataset.</text:p>
      <text:p text:style-name="Lijstalinea"/>
      <table:table table:style-name="Table22">
        <table:table-columns>
          <table:table-column table:style-name="TableColumn23"/>
          <table:table-column table:style-name="TableColumn24"/>
        </table:table-columns>
        <table:table-row table:style-name="TableRow25">
          <table:table-cell table:style-name="TableCell26">
            <text:p text:style-name="P27">Ronald Reagan</text:p>
          </table:table-cell>
          <table:table-cell table:style-name="TableCell28">
            <text:p text:style-name="P29">59</text:p>
          </table:table-cell>
        </table:table-row>
        <table:table-row table:style-name="TableRow30">
          <table:table-cell table:style-name="TableCell31">
            <text:p text:style-name="P32">Barack Obama</text:p>
          </table:table-cell>
          <table:table-cell table:style-name="TableCell33">
            <text:p text:style-name="P34">50</text:p>
          </table:table-cell>
        </table:table-row>
        <table:table-row table:style-name="TableRow35">
          <table:table-cell table:style-name="TableCell36">
            <text:p text:style-name="P37">Franklin D. Roosevelt</text:p>
          </table:table-cell>
          <table:table-cell table:style-name="TableCell38">
            <text:p text:style-name="P39">49</text:p>
          </table:table-cell>
        </table:table-row>
        <table:table-row table:style-name="TableRow40">
          <table:table-cell table:style-name="TableCell41">
            <text:p text:style-name="P42">John F. Kennedy</text:p>
          </table:table-cell>
          <table:table-cell table:style-name="TableCell43">
            <text:p text:style-name="P44">44</text:p>
          </table:table-cell>
        </table:table-row>
        <table:table-row table:style-name="TableRow45">
          <table:table-cell table:style-name="TableCell46">
            <text:p text:style-name="P47">George W. Bush</text:p>
          </table:table-cell>
          <table:table-cell table:style-name="TableCell48">
            <text:p text:style-name="P49">39</text:p>
          </table:table-cell>
        </table:table-row>
        <table:table-row table:style-name="TableRow50">
          <table:table-cell table:style-name="TableCell51">
            <text:p text:style-name="P52">Bill Clinton</text:p>
          </table:table-cell>
          <table:table-cell table:style-name="TableCell53">
            <text:p text:style-name="P54">39</text:p>
          </table:table-cell>
        </table:table-row>
        <table:table-row table:style-name="TableRow55">
          <table:table-cell table:style-name="TableCell56">
            <text:p text:style-name="P57">Richard M. Nixon</text:p>
          </table:table-cell>
          <table:table-cell table:style-name="TableCell58">
            <text:p text:style-name="P59">23</text:p>
          </table:table-cell>
        </table:table-row>
        <table:table-row table:style-name="TableRow60">
          <table:table-cell table:style-name="TableCell61">
            <text:p text:style-name="P62">Donald Trump</text:p>
          </table:table-cell>
          <table:table-cell table:style-name="TableCell63">
            <text:p text:style-name="P64">19</text:p>
          </table:table-cell>
        </table:table-row>
        <table:table-row table:style-name="TableRow65">
          <table:table-cell table:style-name="TableCell66">
            <text:p text:style-name="P67">Abraham Lincoln</text:p>
          </table:table-cell>
          <table:table-cell table:style-name="TableCell68">
            <text:p text:style-name="P69">15</text:p>
          </table:table-cell>
        </table:table-row>
        <table:table-row table:style-name="TableRow70">
          <table:table-cell table:style-name="TableCell71">
            <text:p text:style-name="P72">Dwight D. Eisenhower</text:p>
          </table:table-cell>
          <table:table-cell table:style-name="TableCell73">
            <text:p text:style-name="P74">6</text:p>
          </table:table-cell>
        </table:table-row>
      </table:table>
      <text:p text:style-name="Lijstalinea"/>
      <text:p text:style-name="Lijstalinea">The table<text:s/>shows<text:s/>the discrepancy in terms of data availability for each president, an important president such as Eisenhower,<text:s/>an important figure during the Cold War,<text:s/>has only 6 speeches in this dataset.</text:p>
      <text:p text:style-name="Lijstalinea">Lastly, the adapted data frame is saved so that it can be loaded and used in the following steps of the project.</text:p>
      <text:p text:style-name="P75"/>
      <text:list text:style-name="LFO1" text:continue-numbering="true">
        <text:list-item>
          <text:p text:style-name="P76">Classical Algorithm (Classical_CountVectorizer.ipynb / Classical_Tfidf.ipynb):</text:p>
        </text:list-item>
      </text:list>
      <text:p text:style-name="Lijstalinea">The documentation on both vectorizers did not point out one of them to be the better choice, so running both separately and comparing the results to determine the best fit did seem to be the best solution. Both in fact provided very similar results, they are near identical in their predictions and best scores, but the CountVectorizer just edges it.<text:s/>In order to determine if this pipeline is a good model for the data, a logistic regression was created and ran again similar results. The ratio of good predictions against bad predictions<text:s/>is more stable in this model,<text:s/>however these results were noticeably not as good. More mistakes were made in predicting the political affiliation in general, and the accuracy, precision and recall of the model were not as good as the pipeline models. On that basis, it is fair to select the pipeline with the CountVectorizer as the baseline for the<text:s/>Neural Network.<text:line-break/>The baseline for this traditional machine learning model is a bit more vanilla, it is a matter of chance calculation. It is a question of what the chance is to correctly guess whether a speech is from a Democratic or Republican President, without any contextual info. Then the chance would be 50/50, since it is a binary classification. The odds for both categories are the same<text:s/><text:soft-page-break/>and equal. Regarding this, the accuracy of the CountVectorizer model in particular does perform a lot better: the accuracy is 84%<text:s/>overall. The discrepancy between both outcomes<text:s/>is present<text:s/>unfortunately,<text:s/>the confusion matrix demonstrates that the predictions for the output 1 specifically are not great,<text:s/>but<text:s/>the model<text:s/>still provides better results than the<text:s/>baseline,<text:s/>so this model is successful and worth it.</text:p>
      <text:p text:style-name="Lijstalinea"/>
      <text:p text:style-name="Lijstalinea">The confusion matrix for the best model, constructed with CountVectorizer():</text:p>
      <text:list text:style-name="LFO2" text:continue-numbering="true">
        <text:list-item>
          <text:p text:style-name="P77">The predictions for label 0 were correct 79 times and wrong 8 times.</text:p>
        </text:list-item>
        <text:list-item>
          <text:p text:style-name="P78">The predictions for label 1 were correct 67 times and wrong 20 times.</text:p>
        </text:list-item>
      </text:list>
      <text:p text:style-name="P79"/>
      <text:p text:style-name="P80"/>
      <text:list text:style-name="LFO1" text:continue-numbering="true">
        <text:list-item>
          <text:p text:style-name="P81">Neural Network Algorithm:</text:p>
        </text:list-item>
      </text:list>
      <text:p text:style-name="Lijstalinea">The neural network was a challenging algorithm to construct, the CountVectorizer used in the classical algorithm would not work properly in this context, so it had to be changed to a tokenizer from keras. This way, the words were transformed into binary values such as the example in class. After splitting the data,<text:s/>it was important to pad the data<text:s/>to<text:s/>feed it to the tensor following this step. Once both had been constructed, first a simple RNN model was constructed. The choice for an RNN is because it is designed to work with sequential data such as language, text in this case. This way, contextual elements are preserved and the model has an idea of the word contexts too. The first model is built,<text:s/>starting with 50 input neurons, a learning rate of 0.0001 and 20 epochs combined with a patience of 5. The model early stopped at epoch 8, the train curve is good but the val curve is not. The accuracy of the model is only 54%, a low percentage.</text:p>
      <text:p text:style-name="Lijstalinea">Since the model is so large, it makes sense to dim it down. The following model had only 10 input neurons, which resulted in a much healthier curve.<text:s/>Unfortunately,<text:s/>the accuracy is not as good, it only went up to 55%.</text:p>
      <text:p text:style-name="Lijstalinea">Another<text:s/>model with only 5 input neurons, 100 epochs and 0.001 learning rate is not as good, the curve flattens out quickly and is clearly overfitted.<text:s/>Accuracy remains the same. The next model isn’t any better.<text:s/></text:p>
      <text:p text:style-name="Lijstalinea">Simple RNN models are not great at long sequences, so it is a good idea to try another sort of model: the LSTM, or the Long Short Term Memory model. Despite having 40 epochs set, it early stopped after epoch 6. The data is overfitted in this case and does not yield any better results, as the graph shows.<text:s/>Another version of the LSTM model produces an even more dispersed graph. This approach is not usable.</text:p>
      <text:p text:style-name="Lijstalinea">The model is still very big, it is time to use an average model and average all the input embeddings in this model. The graph is healthy, there is improvement in both categories although it does even out quite quickly. The last model is another dimmed down version of the one before, it early stops after epoch 34 and the graph is very good. It is ideal since both curves are very close to one another and they do not fully even out or start ascending again.<text:s/>The accuracy does not improve but this is our best fit for a Neural Network Algorithm.</text:p>
      <text:p text:style-name="Lijstalinea"/>
      <text:p text:style-name="P82"/>
      <text:p text:style-name="Standaard"/>
      <text:p text:style-name="P83"/>
      <text:p text:style-name="P84"/>
      <text:p text:style-name="P85"/>
      <text:p text:style-name="P86"/>
      <text:p text:style-name="P87"/>
      <text:p text:style-name="P88"/>
      <text:list text:style-name="LFO2" text:continue-numbering="true">
        <text:list-item>
          <text:p text:style-name="P89">The comparative results are as follows:<text:s/></text:p>
        </text:list-item>
      </text:list>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Classical Algorithm</text:p>
            <text:p text:style-name="P98">(CountVectorizer)</text:p>
          </table:table-cell>
          <table:table-cell table:style-name="TableCell99">
            <text:p text:style-name="P100">Classical Algorithm</text:p>
            <text:p text:style-name="P101">(TfidfVectorizer)</text:p>
          </table:table-cell>
          <table:table-cell table:style-name="TableCell102">
            <text:p text:style-name="P103">Neural Network Algorithm</text:p>
          </table:table-cell>
        </table:table-row>
        <table:table-row table:style-name="TableRow104">
          <table:table-cell table:style-name="TableCell105">
            <text:p text:style-name="P106">0.84</text:p>
          </table:table-cell>
          <table:table-cell table:style-name="TableCell107">
            <text:p text:style-name="P108">0.84</text:p>
          </table:table-cell>
          <table:table-cell table:style-name="TableCell109">
            <text:p text:style-name="P110">0.551724</text:p>
          </table:table-cell>
        </table:table-row>
      </table:table>
      <text:p text:style-name="P111"/>
      <text:p text:style-name="P112"/>
      <text:list text:style-name="LFO1" text:continue-numbering="true">
        <text:list-item>
          <text:p text:style-name="P113">Conclusion:<text:s/></text:p>
        </text:list-item>
      </text:list>
      <text:p text:style-name="Lijstalinea">The best performing models are the classical models, combining pipeline and gridsearch methods to both achieve an<text:s/>84% accuracy. The neural network algorithm in theory should perform better than the classical models, but it clearly does not. For future research the approach for the neural models especially should be restructured since it does not perform good enough yet. Another vectorizer could prove beneficial, as well as different model structures.<text:s/></text:p>
      <text:p text:style-name="Lijstalinea">The data is clearly a challenge for algorithms, it is difficult to successfully predict it. It then has to be acknowledged that the data ranges from so many different periods in time. Another possibility for further research is to train it per several decades and see if that improves results. The data is vast and that brings its own issues, scaling down on the input data may also prove to be more effective.<text:line-break/>Overall there is a lot of room for improvement, but that is a good thing. It allows for different approaches and experiments to find the best solution for the task.</text:p>
      <text:p text:style-name="Lijstalinea"/>
      <text:p text:style-name="Lijstalinea"/>
      <text:p text:style-name="Lijstalinea"/>
      <text:p text:style-name="Lijstalinea"/>
      <text:list text:style-name="LFO1" text:continue-numbering="true">
        <text:list-item>
          <text:p text:style-name="P114">Bibliography:</text:p>
        </text:list-item>
      </text:list>
      <text:p text:style-name="Lijstalinea"/>
      <text:list text:style-name="LFO2" text:continue-numbering="true">
        <text:list-item>
          <text:p text:style-name="P115">“Basic text classification” Chollet Francois, 2017.<text:s/><text:a xlink:href="https://www.tensorflow.org/tutorials/keras/text_classification" office:target-frame-name="_top" xlink:show="replace"><text:span text:style-name="Hyperlink">https://www.tensorflow.org/tutorials/keras/text_classification</text:span></text:a><text:s/>accessed: 15/01/2023</text:p>
        </text:list-item>
      </text:list>
      <text:p text:style-name="Standaard"/>
      <text:list text:style-name="LFO2" text:continue-numbering="true">
        <text:list-item>
          <text:p text:style-name="P116">“Keras Tokenizer Tutorial with Examples for Beginners” Palash Sharma, 2021.<text:s/><text:a xlink:href="https://machinelearningknowledge.ai/keras-tokenizer-tutorial-with-examples-for-fit_on_texts-texts_to_sequences-texts_to_matrix-sequences_to_matrix/" office:target-frame-name="_top" xlink:show="replace"><text:span text:style-name="Hyperlink">https://machinelearningknowledge.ai/keras-tokenizer-tutorial-with-examples-for-fit_on_texts-texts_to_sequences-texts_to_matrix-sequences_to_matrix/</text:span></text:a><text:s/></text:p>
        </text:list-item>
      </text:list>
      <text:p text:style-name="Lijstalinea"/>
      <text:p text:style-name="P117">Accessed: 23/01/20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en" style:country-asian="GB"/>
    </style:style>
    <style:style style:name="com" style:display-name="com" style:family="text" style:parent-style-name="Standaardalinea-lettertyp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Mauquoi</meta:initial-creator>
    <dc:creator>Simon Mauquoi</dc:creator>
    <meta:creation-date>2023-01-23T19:35:00Z</meta:creation-date>
    <dc:date>2023-01-27T19:12:00Z</dc:date>
    <meta:template xlink:href="Normal.dotm" xlink:type="simple"/>
    <meta:editing-cycles>41</meta:editing-cycles>
    <meta:editing-duration>PT202320S</meta:editing-duration>
    <meta:document-statistic meta:page-count="4" meta:paragraph-count="22" meta:word-count="1651" meta:character-count="11046" meta:row-count="78" meta:non-whitespace-character-count="9417"/>
  </office:meta>
</office:document-meta>
</file>